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.85mm"/>
    </style:style>
    <style:style style:name="co2" style:family="table-column">
      <style:table-column-properties fo:break-before="auto" style:column-width="26.76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_convergence_timestep_wider_bis" table:style-name="ta1">
        <table:shapes>
          <draw:frame draw:z-index="0" draw:style-name="gr1" draw:text-style-name="P1" svg:width="159.97mm" svg:height="90.05mm" svg:x="136.06mm" svg:y="7.17mm">
            <draw:object draw:notify-on-update-of-ranges="test_convergence_timestep_wider_bis.A1:test_convergence_timestep_wider_bis.A1 test_convergence_timestep_wider_bis.A2:test_convergence_timestep_wider_bis.A8 test_convergence_timestep_wider_bis.B1:test_convergence_timestep_wider_bis.B1 test_convergence_timestep_wider_bis.B2:test_convergence_timestep_wider_bis.B8 test_convergence_timestep_wider_bis.A1:test_convergence_timestep_wider_bis.A1 test_convergence_timestep_wider_bis.A2:test_convergence_timestep_wider_bis.A8 test_convergence_timestep_wider_bis.C1:test_convergence_timestep_wider_bis.C1 test_convergence_timestep_wider_bis.C2:test_convergence_timestep_wider_bis.C8 test_convergence_timestep_wider_bis.A1:test_convergence_timestep_wider_bis.A1 test_convergence_timestep_wider_bis.A2:test_convergence_timestep_wider_bis.A8 test_convergence_timestep_wider_bis.D1:test_convergence_timestep_wider_bis.D1 test_convergence_timestep_wider_bis.D2:test_convergence_timestep_wider_bis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mbre de points</text:p>
          </table:table-cell>
          <table:table-cell office:value-type="string" calcext:value-type="string">
            <text:p>Prix Analytique</text:p>
          </table:table-cell>
          <table:table-cell office:value-type="string" calcext:value-type="string">
            <text:p>Prix BKTG</text:p>
          </table:table-cell>
          <table:table-cell office:value-type="string" calcext:value-type="string">
            <text:p>Prix BKQE 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53.706" calcext:value-type="float">
            <text:p>453,706</text:p>
          </table:table-cell>
          <table:table-cell office:value-type="float" office:value="529.394" calcext:value-type="float">
            <text:p>529,394</text:p>
          </table:table-cell>
          <table:table-cell office:value-type="float" office:value="480.264" calcext:value-type="float">
            <text:p>480,2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53.706" calcext:value-type="float">
            <text:p>453,706</text:p>
          </table:table-cell>
          <table:table-cell office:value-type="float" office:value="496.519" calcext:value-type="float">
            <text:p>496,519</text:p>
          </table:table-cell>
          <table:table-cell office:value-type="float" office:value="480.411" calcext:value-type="float">
            <text:p>480,41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53.706" calcext:value-type="float">
            <text:p>453,706</text:p>
          </table:table-cell>
          <table:table-cell office:value-type="float" office:value="513.932" calcext:value-type="float">
            <text:p>513,932</text:p>
          </table:table-cell>
          <table:table-cell office:value-type="float" office:value="504.674" calcext:value-type="float">
            <text:p>504,67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53.706" calcext:value-type="float">
            <text:p>453,706</text:p>
          </table:table-cell>
          <table:table-cell office:value-type="float" office:value="492.613" calcext:value-type="float">
            <text:p>492,613</text:p>
          </table:table-cell>
          <table:table-cell office:value-type="float" office:value="461.765" calcext:value-type="float">
            <text:p>461,76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53.706" calcext:value-type="float">
            <text:p>453,706</text:p>
          </table:table-cell>
          <table:table-cell office:value-type="float" office:value="546.204" calcext:value-type="float">
            <text:p>546,204</text:p>
          </table:table-cell>
          <table:table-cell office:value-type="float" office:value="491.231" calcext:value-type="float">
            <text:p>491,23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53.706" calcext:value-type="float">
            <text:p>453,706</text:p>
          </table:table-cell>
          <table:table-cell office:value-type="float" office:value="538" calcext:value-type="float">
            <text:p>538</text:p>
          </table:table-cell>
          <table:table-cell office:value-type="float" office:value="484.863" calcext:value-type="float">
            <text:p>484,86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53.706" calcext:value-type="float">
            <text:p>453,706</text:p>
          </table:table-cell>
          <table:table-cell office:value-type="float" office:value="515.701" calcext:value-type="float">
            <text:p>515,701</text:p>
          </table:table-cell>
          <table:table-cell office:value-type="float" office:value="488.808" calcext:value-type="float">
            <text:p>488,8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0T17:27:09.451308745</dc:date>
    <meta:editing-duration>PT54S</meta:editing-duration>
    <meta:editing-cycles>1</meta:editing-cycles>
    <meta:document-statistic meta:table-count="1" meta:cell-count="3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2.326cm" svg:y="3.706cm" style:legend-expansion="high" chart:style-name="ch2"/>
        <chart:plot-area chart:style-name="ch3" table:cell-range-address="test_convergence_timestep_wider_bis.A1:test_convergence_timestep_wider_bis.D8" chart:data-source-has-labels="row" svg:x="0.319cm" svg:y="0.18cm" svg:width="11.688cm" svg:height="8.646cm">
          <chartooo:coordinate-region svg:x="1.126cm" svg:y="0.38cm" svg:width="10.50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_convergence_timestep_wider_bis.B2:test_convergence_timestep_wider_bis.B8" chart:label-cell-address="test_convergence_timestep_wider_bis.B1:test_convergence_timestep_wider_bis.B1" chart:class="chart:scatter">
            <chart:domain table:cell-range-address="test_convergence_timestep_wider_bis.A2:test_convergence_timestep_wider_bis.A8"/>
            <chart:data-point chart:repeated="7"/>
          </chart:series>
          <chart:series chart:style-name="ch7" chart:values-cell-range-address="test_convergence_timestep_wider_bis.C2:test_convergence_timestep_wider_bis.C8" chart:label-cell-address="test_convergence_timestep_wider_bis.C1:test_convergence_timestep_wider_bis.C1" chart:class="chart:scatter">
            <chart:data-point chart:repeated="7"/>
          </chart:series>
          <chart:series chart:style-name="ch8" chart:values-cell-range-address="test_convergence_timestep_wider_bis.D2:test_convergence_timestep_wider_bis.D8" chart:label-cell-address="test_convergence_timestep_wider_bis.D1:test_convergence_timestep_wider_bis.D1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Prix Analytique</text:p>
                <draw:g>
                  <svg:desc>test_convergence_timestep_wider_bis.B1:test_convergence_timestep_wider_bis.B1</svg:desc>
                </draw:g>
              </table:table-cell>
              <table:table-cell office:value-type="string">
                <text:p>Prix BKTG</text:p>
                <draw:g>
                  <svg:desc>test_convergence_timestep_wider_bis.C1:test_convergence_timestep_wider_bis.C1</svg:desc>
                </draw:g>
              </table:table-cell>
              <table:table-cell office:value-type="string">
                <text:p>Prix BKQE </text:p>
                <draw:g>
                  <svg:desc>test_convergence_timestep_wider_bis.D1:test_convergence_timestep_wider_bi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test_convergence_timestep_wider_bis.A2:test_convergence_timestep_wider_bis.A8</svg:desc>
                </draw:g>
              </table:table-cell>
              <table:table-cell office:value-type="float" office:value="453.706">
                <text:p>453.706</text:p>
                <draw:g>
                  <svg:desc>test_convergence_timestep_wider_bis.B2:test_convergence_timestep_wider_bis.B8</svg:desc>
                </draw:g>
              </table:table-cell>
              <table:table-cell office:value-type="float" office:value="529.394">
                <text:p>529.394</text:p>
                <draw:g>
                  <svg:desc>test_convergence_timestep_wider_bis.C2:test_convergence_timestep_wider_bis.C8</svg:desc>
                </draw:g>
              </table:table-cell>
              <table:table-cell office:value-type="float" office:value="480.264">
                <text:p>480.264</text:p>
                <draw:g>
                  <svg:desc>test_convergence_timestep_wider_bis.D2:test_convergence_timestep_wider_bis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453.706">
                <text:p>453.706</text:p>
              </table:table-cell>
              <table:table-cell office:value-type="float" office:value="496.519">
                <text:p>496.519</text:p>
              </table:table-cell>
              <table:table-cell office:value-type="float" office:value="480.411">
                <text:p>480.4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453.706">
                <text:p>453.706</text:p>
              </table:table-cell>
              <table:table-cell office:value-type="float" office:value="513.932">
                <text:p>513.932</text:p>
              </table:table-cell>
              <table:table-cell office:value-type="float" office:value="504.674">
                <text:p>504.6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">
                <text:p>1500</text:p>
              </table:table-cell>
              <table:table-cell office:value-type="float" office:value="453.706">
                <text:p>453.706</text:p>
              </table:table-cell>
              <table:table-cell office:value-type="float" office:value="492.613">
                <text:p>492.613</text:p>
              </table:table-cell>
              <table:table-cell office:value-type="float" office:value="461.765">
                <text:p>461.7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453.706">
                <text:p>453.706</text:p>
              </table:table-cell>
              <table:table-cell office:value-type="float" office:value="546.204">
                <text:p>546.204</text:p>
              </table:table-cell>
              <table:table-cell office:value-type="float" office:value="491.231">
                <text:p>491.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">
                <text:p>2500</text:p>
              </table:table-cell>
              <table:table-cell office:value-type="float" office:value="453.706">
                <text:p>453.706</text:p>
              </table:table-cell>
              <table:table-cell office:value-type="float" office:value="538">
                <text:p>538</text:p>
              </table:table-cell>
              <table:table-cell office:value-type="float" office:value="484.863">
                <text:p>484.8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453.706">
                <text:p>453.706</text:p>
              </table:table-cell>
              <table:table-cell office:value-type="float" office:value="515.701">
                <text:p>515.701</text:p>
              </table:table-cell>
              <table:table-cell office:value-type="float" office:value="488.808">
                <text:p>488.8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